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style:text-underline-style="none"/>
    </style:style>
    <style:style style:name="P2" style:family="paragraph" style:parent-style-name="Preformatted_20_Text">
      <style:text-properties fo:language="en" fo:country="US" style:text-underline-style="none" officeooo:rsid="004aa81d" officeooo:paragraph-rsid="00503fd9"/>
    </style:style>
    <style:style style:name="P3" style:family="paragraph" style:parent-style-name="Preformatted_20_Text">
      <style:paragraph-properties fo:text-align="center" style:justify-single-word="false"/>
      <style:text-properties fo:color="#000000" loext:opacity="100%" style:font-name="Liberation Mono" fo:font-size="10pt" fo:language="ru" fo:country="RU" fo:font-weight="bold" officeooo:paragraph-rsid="00503fd9" style:letter-kerning="false" style:font-name-asian="Noto Sans Mono CJK SC" style:font-size-asian="10pt" style:language-asian="zh" style:country-asian="CN" style:font-weight-asian="bold" style:font-name-complex="Liberation Mono1" style:font-size-complex="10pt" style:language-complex="hi" style:country-complex="IN" style:font-weight-complex="bold"/>
    </style:style>
    <style:style style:name="P4" style:family="paragraph" style:parent-style-name="Preformatted_20_Text">
      <style:text-properties fo:color="#000000" loext:opacity="100%" style:font-name="Liberation Mono" fo:font-size="10pt" fo:language="ru" fo:country="RU" officeooo:rsid="004aa81d" officeooo:paragraph-rsid="004c51f4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5" style:family="paragraph" style:parent-style-name="Preformatted_20_Text">
      <style:text-properties officeooo:paragraph-rsid="004c51f4"/>
    </style:style>
    <style:style style:name="P6" style:family="paragraph" style:parent-style-name="Preformatted_20_Text">
      <style:text-properties officeooo:paragraph-rsid="004cabf7"/>
    </style:style>
    <style:style style:name="P7" style:family="paragraph" style:parent-style-name="Preformatted_20_Text">
      <style:text-properties officeooo:paragraph-rsid="004e6fb5"/>
    </style:style>
    <style:style style:name="P8" style:family="paragraph" style:parent-style-name="Preformatted_20_Text">
      <style:text-properties officeooo:paragraph-rsid="00503fd9"/>
    </style:style>
    <style:style style:name="P9" style:family="paragraph" style:parent-style-name="Preformatted_20_Text">
      <style:text-properties officeooo:paragraph-rsid="0050b174"/>
    </style:style>
    <style:style style:name="P10" style:family="paragraph" style:parent-style-name="Preformatted_20_Text">
      <style:text-properties officeooo:paragraph-rsid="00518728"/>
    </style:style>
    <style:style style:name="P11" style:family="paragraph" style:parent-style-name="Preformatted_20_Text">
      <style:text-properties officeooo:paragraph-rsid="00577a36"/>
    </style:style>
    <style:style style:name="P12" style:family="paragraph" style:parent-style-name="Preformatted_20_Text">
      <style:text-properties officeooo:paragraph-rsid="005d6f9c"/>
    </style:style>
    <style:style style:name="P13" style:family="paragraph" style:parent-style-name="Preformatted_20_Text">
      <style:text-properties officeooo:paragraph-rsid="00614436"/>
    </style:style>
    <style:style style:name="P14" style:family="paragraph" style:parent-style-name="Preformatted_20_Text">
      <style:text-properties officeooo:paragraph-rsid="00631ef1"/>
    </style:style>
    <style:style style:name="P15" style:family="paragraph" style:parent-style-name="Preformatted_20_Text">
      <style:text-properties officeooo:paragraph-rsid="00644f0b"/>
    </style:style>
    <style:style style:name="P16" style:family="paragraph" style:parent-style-name="Preformatted_20_Text" style:master-page-name="Standard">
      <style:paragraph-properties fo:text-align="center" style:justify-single-word="false" style:page-number="auto"/>
      <style:text-properties style:use-window-font-color="true" loext:opacity="0%" style:font-name="Liberation Mono" fo:font-size="10pt" fo:language="ru" fo:country="RU" style:text-underline-style="none" fo:font-weight="bold" officeooo:rsid="00503fd9" officeooo:paragraph-rsid="00503fd9" style:letter-kerning="false" style:font-name-asian="Liberation Mono1" style:font-size-asian="10pt" style:language-asian="zh" style:country-asian="CN" style:font-weight-asian="bold" style:font-name-complex="Liberation Mono1" style:font-size-complex="10pt" style:language-complex="hi" style:country-complex="IN" style:font-weight-complex="bold"/>
    </style:style>
    <style:style style:name="P17" style:family="paragraph" style:parent-style-name="Preformatted_20_Text">
      <style:text-properties officeooo:paragraph-rsid="00518728"/>
    </style:style>
    <style:style style:name="P18" style:family="paragraph" style:parent-style-name="Preformatted_20_Text">
      <style:text-properties officeooo:paragraph-rsid="00653dff"/>
    </style:style>
    <style:style style:name="T1" style:family="text">
      <style:text-properties fo:color="#000000" loext:opacity="100%" style:font-name="Liberation Mono" fo:font-size="10pt" fo:language="ru" fo:country="RU" officeooo:rsid="004cabf7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2" style:family="text">
      <style:text-properties fo:color="#000000" loext:opacity="100%" style:font-name="Liberation Mono" fo:font-size="10pt" fo:language="ru" fo:country="RU" officeooo:rsid="00503fd9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" style:family="text">
      <style:text-properties fo:color="#000000" loext:opacity="100%" style:font-name="Liberation Mono" fo:font-size="10pt" fo:language="ru" fo:country="RU" officeooo:rsid="0050b17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4" style:family="text">
      <style:text-properties fo:color="#000000" loext:opacity="100%" style:font-name="Liberation Mono" fo:font-size="10pt" fo:language="ru" fo:country="RU" officeooo:rsid="00518728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5" style:family="text">
      <style:text-properties fo:color="#000000" loext:opacity="100%" style:font-name="Liberation Mono" fo:font-size="10pt" fo:language="ru" fo:country="RU" officeooo:rsid="00577a3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6" style:family="text">
      <style:text-properties fo:color="#000000" loext:opacity="100%" style:font-name="Liberation Mono" fo:font-size="10pt" fo:language="ru" fo:country="RU" officeooo:rsid="0058430f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7" style:family="text">
      <style:text-properties fo:color="#000000" loext:opacity="100%" style:font-name="Liberation Mono" fo:font-size="10pt" fo:language="ru" fo:country="RU" officeooo:rsid="005a33d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8" style:family="text">
      <style:text-properties fo:color="#000000" loext:opacity="100%" style:font-name="Liberation Mono" fo:font-size="10pt" fo:language="ru" fo:country="RU" officeooo:rsid="0061443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9" style:family="text">
      <style:text-properties fo:color="#000000" loext:opacity="100%" style:font-name="Liberation Mono" fo:font-size="10pt" fo:language="ru" fo:country="RU" officeooo:rsid="00631ef1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0" style:family="text">
      <style:text-properties fo:color="#000000" loext:opacity="100%" style:font-name="Liberation Mono" fo:font-size="10pt" fo:language="ru" fo:country="RU" officeooo:rsid="00637aed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1" style:family="text">
      <style:text-properties fo:color="#000000" loext:opacity="100%" style:font-name="Liberation Mono" fo:font-size="10pt" fo:language="ru" fo:country="RU" officeooo:rsid="00644f0b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2" style:family="text">
      <style:text-properties fo:color="#000000" loext:opacity="100%" style:font-name="Liberation Mono" fo:font-size="10pt" fo:language="ru" fo:country="RU" officeooo:rsid="00653dff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3" style:family="text">
      <style:text-properties fo:color="#000000" loext:opacity="100%" style:font-name="Liberation Mono" fo:font-size="10pt" fo:language="ru" fo:country="RU" fo:font-style="italic" officeooo:rsid="00653dff" style:letter-kerning="false" style:font-name-asian="Noto Sans Mono CJK SC" style:font-size-asian="10pt" style:language-asian="zh" style:country-asian="CN" style:font-style-asian="italic" style:font-name-complex="Liberation Mono1" style:font-size-complex="10pt" style:language-complex="hi" style:country-complex="IN" style:font-style-complex="italic"/>
    </style:style>
    <style:style style:name="T14" style:family="text">
      <style:text-properties fo:color="#000000" loext:opacity="100%" style:font-name="Liberation Mono" fo:font-size="10pt" fo:language="ru" fo:country="RU" fo:font-style="italic" fo:font-weight="bold" officeooo:rsid="00653dff" style:letter-kerning="false" style:font-name-asian="Noto Sans Mono CJK SC" style:font-size-asian="10pt" style:language-asian="zh" style:country-asian="CN" style:font-style-asian="italic" style:font-weight-asian="bold" style:font-name-complex="Liberation Mono1" style:font-size-complex="10pt" style:language-complex="hi" style:country-complex="IN" style:font-style-complex="italic" style:font-weight-complex="bold"/>
    </style:style>
    <style:style style:name="T15" style:family="text">
      <style:text-properties fo:color="#000000" loext:opacity="100%" fo:font-size="10pt" fo:language="ru" fo:country="RU" officeooo:rsid="004aa81d" style:letter-kerning="false" style:font-size-asian="10pt" style:language-asian="zh" style:country-asian="CN" style:font-size-complex="10pt" style:language-complex="hi" style:country-complex="IN"/>
    </style:style>
    <style:style style:name="T16" style:family="text">
      <style:text-properties fo:color="#000000" loext:opacity="100%" fo:font-size="10pt" fo:language="ru" fo:country="RU" officeooo:rsid="004c51f4" style:letter-kerning="false" style:font-size-asian="10pt" style:language-asian="zh" style:country-asian="CN" style:font-size-complex="10pt" style:language-complex="hi" style:country-complex="IN"/>
    </style:style>
    <style:style style:name="T17" style:family="text">
      <style:text-properties fo:color="#000000" loext:opacity="100%" fo:font-size="10pt" fo:language="ru" fo:country="RU" officeooo:rsid="004cabf7" style:letter-kerning="false" style:font-size-asian="10pt" style:language-asian="zh" style:country-asian="CN" style:font-size-complex="10pt" style:language-complex="hi" style:country-complex="IN"/>
    </style:style>
    <style:style style:name="T18" style:family="text">
      <style:text-properties fo:color="#000000" loext:opacity="100%" fo:font-size="10pt" fo:language="ru" fo:country="RU" officeooo:rsid="004e6fb5" style:letter-kerning="false" style:font-size-asian="10pt" style:language-asian="zh" style:country-asian="CN" style:font-size-complex="10pt" style:language-complex="hi" style:country-complex="IN"/>
    </style:style>
    <style:style style:name="T19" style:family="text">
      <style:text-properties fo:color="#000000" loext:opacity="100%" fo:font-size="10pt" fo:language="ru" fo:country="RU" officeooo:rsid="00503fd9" style:letter-kerning="false" style:font-size-asian="10pt" style:language-asian="zh" style:country-asian="CN" style:font-size-complex="10pt" style:language-complex="hi" style:country-complex="IN"/>
    </style:style>
    <style:style style:name="T20" style:family="text">
      <style:text-properties fo:color="#000000" loext:opacity="100%" fo:font-size="10pt" fo:language="ru" fo:country="RU" officeooo:rsid="00518728" style:letter-kerning="false" style:font-size-asian="10pt" style:language-asian="zh" style:country-asian="CN" style:font-size-complex="10pt" style:language-complex="hi" style:country-complex="IN"/>
    </style:style>
    <style:style style:name="T21" style:family="text">
      <style:text-properties fo:color="#000000" loext:opacity="100%" fo:font-size="10pt" fo:language="ru" fo:country="RU" officeooo:rsid="00559b10" style:letter-kerning="false" style:font-size-asian="10pt" style:language-asian="zh" style:country-asian="CN" style:font-size-complex="10pt" style:language-complex="hi" style:country-complex="IN"/>
    </style:style>
    <style:style style:name="T22" style:family="text">
      <style:text-properties fo:color="#000000" loext:opacity="100%" fo:font-size="10pt" fo:language="ru" fo:country="RU" officeooo:rsid="00577a36" style:letter-kerning="false" style:font-size-asian="10pt" style:language-asian="zh" style:country-asian="CN" style:font-size-complex="10pt" style:language-complex="hi" style:country-complex="IN"/>
    </style:style>
    <style:style style:name="T23" style:family="text">
      <style:text-properties fo:color="#000000" loext:opacity="100%" fo:font-size="10pt" fo:language="ru" fo:country="RU" officeooo:rsid="00644f0b" style:letter-kerning="false" style:font-size-asian="10pt" style:language-asian="zh" style:country-asian="CN" style:font-size-complex="10pt" style:language-complex="hi" style:country-complex="IN"/>
    </style:style>
    <style:style style:name="T24" style:family="text">
      <style:text-properties fo:color="#000000" loext:opacity="100%" fo:font-size="10pt" fo:language="ru" fo:country="RU" officeooo:rsid="00653dff" style:letter-kerning="false" style:font-size-asian="10pt" style:language-asian="zh" style:country-asian="CN" style:font-size-complex="10pt" style:language-complex="hi" style:country-complex="IN"/>
    </style:style>
    <style:style style:name="T25" style:family="text">
      <style:text-properties fo:color="#000000" loext:opacity="100%" fo:font-size="10pt" fo:language="ru" fo:country="RU" fo:font-weight="bold" officeooo:rsid="00653dff" style:letter-kerning="false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T26" style:family="text">
      <style:text-properties fo:color="#000000" loext:opacity="100%" fo:font-size="10pt" fo:language="ru" fo:country="RU" fo:font-style="italic" officeooo:rsid="00653dff" style:letter-kerning="false" style:font-size-asian="10pt" style:language-asian="zh" style:country-asian="CN" style:font-style-asian="italic" style:font-size-complex="10pt" style:language-complex="hi" style:country-complex="IN" style:font-style-complex="italic"/>
    </style:style>
    <style:style style:name="T27" style:family="text">
      <style:text-properties fo:color="#000000" loext:opacity="100%" fo:font-size="10pt" fo:language="ru" fo:country="RU" fo:font-style="italic" officeooo:rsid="00503fd9" style:letter-kerning="false" style:font-size-asian="10pt" style:language-asian="zh" style:country-asian="CN" style:font-style-asian="italic" style:font-size-complex="10pt" style:language-complex="hi" style:country-complex="IN" style:font-style-complex="italic"/>
    </style:style>
    <style:style style:name="T28" style:family="text">
      <style:text-properties fo:color="#000000" loext:opacity="100%" fo:font-size="10pt" fo:language="ru" fo:country="RU" fo:font-style="italic" fo:font-weight="bold" officeooo:rsid="00653dff" style:letter-kerning="false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/>
    </style:style>
    <style:style style:name="T29" style:family="text">
      <style:text-properties fo:color="#000000" loext:opacity="100%" fo:font-size="10pt" fo:language="ru" fo:country="RU" fo:font-style="italic" fo:font-weight="bold" officeooo:rsid="00503fd9" style:letter-kerning="false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/>
    </style:style>
    <style:style style:name="T30" style:family="text">
      <style:text-properties fo:color="#000000" loext:opacity="100%" fo:font-size="10pt" fo:language="en" fo:country="US" style:text-underline-style="none" officeooo:rsid="004aa81d" style:letter-kerning="false" style:font-size-asian="10pt" style:language-asian="zh" style:country-asian="CN" style:font-size-complex="10pt" style:language-complex="hi" style:country-complex="IN"/>
    </style:style>
    <style:style style:name="T31" style:family="text">
      <style:text-properties fo:color="#2a6099" loext:opacity="100%" fo:font-size="10pt" fo:language="ru" fo:country="RU" officeooo:rsid="004c51f4" style:letter-kerning="false" fo:background-color="transparent" loext:char-shading-value="0" style:font-size-asian="10pt" style:language-asian="zh" style:country-asian="CN" style:font-size-complex="10pt" style:language-complex="hi" style:country-complex="IN"/>
    </style:style>
    <style:style style:name="T32" style:family="text">
      <style:text-properties fo:color="#2a6099" loext:opacity="100%" fo:font-size="10pt" fo:language="ru" fo:country="RU" officeooo:rsid="004c51f4" style:letter-kerning="false" style:font-size-asian="10pt" style:language-asian="zh" style:country-asian="CN" style:font-size-complex="10pt" style:language-complex="hi" style:country-complex="IN"/>
    </style:style>
    <style:style style:name="T33" style:family="text">
      <style:text-properties fo:color="#2a6099" loext:opacity="100%" fo:font-size="10pt" fo:language="ru" fo:country="RU" officeooo:rsid="004cabf7" style:letter-kerning="false" style:font-size-asian="10pt" style:language-asian="zh" style:country-asian="CN" style:font-size-complex="10pt" style:language-complex="hi" style:country-complex="IN"/>
    </style:style>
    <style:style style:name="T34" style:family="text">
      <style:text-properties fo:color="#2a6099" loext:opacity="100%" fo:font-size="10pt" fo:language="ru" fo:country="RU" officeooo:rsid="00503fd9" style:letter-kerning="false" style:font-size-asian="10pt" style:language-asian="zh" style:country-asian="CN" style:font-size-complex="10pt" style:language-complex="hi" style:country-complex="IN"/>
    </style:style>
    <style:style style:name="T35" style:family="text">
      <style:text-properties fo:color="#2a6099" loext:opacity="100%" fo:font-size="10pt" fo:language="ru" fo:country="RU" officeooo:rsid="00518728" style:letter-kerning="false" style:font-size-asian="10pt" style:language-asian="zh" style:country-asian="CN" style:font-size-complex="10pt" style:language-complex="hi" style:country-complex="IN"/>
    </style:style>
    <style:style style:name="T36" style:family="text">
      <style:text-properties fo:color="#2a6099" loext:opacity="100%" fo:font-size="10pt" style:letter-kerning="false" style:font-size-asian="10pt" style:language-asian="zh" style:country-asian="CN" style:font-size-complex="10pt" style:language-complex="hi" style:country-complex="IN"/>
    </style:style>
    <style:style style:name="T37" style:family="text">
      <style:text-properties fo:color="#2a6099" loext:opacity="100%" style:font-name="Liberation Mono" fo:font-size="10pt" fo:language="ru" fo:country="RU" officeooo:rsid="00577a3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8" style:family="text">
      <style:text-properties fo:color="#2a6099" loext:opacity="100%" style:font-name="Liberation Mono" fo:font-size="10pt" fo:language="ru" fo:country="RU" officeooo:rsid="005a33d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9" style:family="text">
      <style:text-properties officeooo:rsid="00503f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dis</text:p>
      <text:p text:style-name="P1"/>
      <text:p text:style-name="P4">sudo openvpn ~/intern01.conf</text:p>
      <text:p text:style-name="P5"><text:span text:style-name="Source_20_Text"><text:span text:style-name="T15">./redis-cli -h 10.230.10.1 -p 6383</text:span></text:span></text:p>
      <text:p text:style-name="P5"><text:span text:style-name="Source_20_Text"><text:span text:style-name="T16">AUTH iqjEyIEHzcz4aF4T8mh2FnqsXjQVSeJt</text:span></text:span></text:p>
      <text:p text:style-name="P5"><text:span text:style-name="Source_20_Text"><text:span text:style-name="T16"/></text:span></text:p>
      <text:p text:style-name="P5"><text:span text:style-name="Source_20_Text"><text:span text:style-name="T16">1. KEYS '*'</text:span></text:span></text:p>
      <text:p text:style-name="P5"><text:span text:style-name="Source_20_Text"><text:span text:style-name="T31">1) "100110184146"</text:span></text:span></text:p>
      <text:p text:style-name="P5"><text:span text:style-name="Source_20_Text"><text:span text:style-name="T31">2) "interns"</text:span></text:span></text:p>
      <text:p text:style-name="P5"><text:span text:style-name="Source_20_Text"><text:span text:style-name="T31">3) "hello"</text:span></text:span></text:p>
      <text:p text:style-name="P5"><text:span text:style-name="Source_20_Text"><text:span text:style-name="T31"/></text:span></text:p>
      <text:p text:style-name="P5"><text:span text:style-name="Source_20_Text"><text:span text:style-name="T16">2. TYPE "interns"</text:span></text:span></text:p>
      <text:p text:style-name="P5"><text:span text:style-name="Source_20_Text"><text:span text:style-name="T32">list</text:span></text:span></text:p>
      <text:p text:style-name="P6"><text:span text:style-name="Source_20_Text"><text:span text:style-name="T16">TYPE "</text:span></text:span><text:span text:style-name="Source_20_Text"><text:span text:style-name="T1">hello</text:span></text:span><text:span text:style-name="Source_20_Text"><text:span text:style-name="T16">"</text:span></text:span></text:p>
      <text:p text:style-name="P6"><text:span text:style-name="Source_20_Text"><text:span text:style-name="T32">string</text:span></text:span></text:p>
      <text:p text:style-name="P6"><text:span text:style-name="Source_20_Text"><text:span text:style-name="T16"/></text:span></text:p>
      <text:p text:style-name="P6"><text:span text:style-name="Source_20_Text"><text:span text:style-name="T17">3. GET "hello"</text:span></text:span></text:p>
      <text:p text:style-name="P6"><text:span text:style-name="Source_20_Text"><text:span text:style-name="T33">"Hello, World!"</text:span></text:span></text:p>
      <text:p text:style-name="P6"><text:span text:style-name="Source_20_Text"><text:span text:style-name="T17"/></text:span></text:p>
      <text:p text:style-name="P6"><text:span text:style-name="Source_20_Text"><text:span text:style-name="T17">4. APPEND 100119970111728129 "</text:span></text:span><text:a xlink:type="simple" xlink:href="mailto:ciborg.brain@yandex.ru" text:style-name="Internet_20_link" text:visited-style-name="Visited_20_Internet_20_Link"><text:span text:style-name="Source_20_Text">ciborg.brain@yandex.ru</text:span></text:a><text:span text:style-name="Source_20_Text"><text:span text:style-name="T17">"</text:span></text:span></text:p>
      <text:p text:style-name="P6"><text:span text:style-name="Source_20_Text"><text:span text:style-name="T17">G</text:span></text:span><text:span text:style-name="Source_20_Text"><text:span text:style-name="T1">ET</text:span></text:span><text:span text:style-name="Source_20_Text"><text:span text:style-name="T17"> 100119970111728129</text:span></text:span></text:p>
      <text:p text:style-name="P6"><text:span text:style-name="Source_20_Text"><text:span text:style-name="T33">"</text:span></text:span><text:a xlink:type="simple" xlink:href="mailto:ciborg.brain@yandex.ru" text:style-name="Internet_20_link" text:visited-style-name="Visited_20_Internet_20_Link"><text:span text:style-name="Source_20_Text">ciborg.brain@yandex.ru</text:span></text:a><text:span text:style-name="Source_20_Text"><text:span text:style-name="T33">"</text:span></text:span></text:p>
      <text:p text:style-name="P6"><text:span text:style-name="Source_20_Text"><text:span text:style-name="T17"/></text:span></text:p>
      <text:p text:style-name="P6"><text:span text:style-name="Source_20_Text"><text:span text:style-name="T17">5.LLEN "interns"</text:span></text:span></text:p>
      <text:p text:style-name="P6"><text:span text:style-name="Source_20_Text"><text:span text:style-name="T33">(integer) 1</text:span></text:span></text:p>
      <text:p text:style-name="P6"><text:span text:style-name="Source_20_Text"><text:span text:style-name="T17"/></text:span></text:p>
      <text:p text:style-name="P7"><text:span text:style-name="Source_20_Text"><text:span text:style-name="T18">6. LPUSH "interns" "</text:span></text:span><text:a xlink:type="simple" xlink:href="mailto:ciborg.brain@yandex.ru" text:style-name="Internet_20_link" text:visited-style-name="Visited_20_Internet_20_Link"><text:span text:style-name="Source_20_Text">ciborg.brain@yandex.ru</text:span></text:a><text:span text:style-name="Source_20_Text"><text:span text:style-name="T18">"</text:span></text:span></text:p>
      <text:p text:style-name="P7"><text:span text:style-name="Source_20_Text"><text:span text:style-name="T17">LLEN "interns"</text:span></text:span></text:p>
      <text:p text:style-name="P7"><text:span text:style-name="Source_20_Text"><text:span text:style-name="T33">(integer) 2</text:span></text:span></text:p>
      <text:p text:style-name="P7"><text:span text:style-name="Source_20_Text"><text:span text:style-name="T17"/></text:span></text:p>
      <text:p text:style-name="P3"><text:span text:style-name="Source_20_Text"><text:span text:style-name="T39">PostgreSQL</text:span></text:span></text:p>
      <text:p text:style-name="P7"><text:span text:style-name="Source_20_Text"><text:span text:style-name="T18"/></text:span></text:p>
      <text:p text:style-name="P7"><text:span text:style-name="Source_20_Text"><text:span text:style-name="T18">psql -h 10.230.10.1 -p 5433 -U testoff -W "interndb"</text:span></text:span></text:p>
      <text:p text:style-name="P2"><text:span text:style-name="Source_20_Text"><text:span text:style-name="T36">Пароль: </text:span></text:span><text:span text:style-name="Source_20_Text"><text:span text:style-name="T30">A3Y9b585_LnOT_-hwAQc</text:span></text:span></text:p>
      <text:p text:style-name="P7"><text:span text:style-name="Source_20_Text"><text:span text:style-name="T18"/></text:span></text:p>
      <text:p text:style-name="P8"><text:span text:style-name="Source_20_Text"><text:span text:style-name="T2">7</text:span></text:span><text:span text:style-name="Source_20_Text"><text:span text:style-name="T19">. SELECT </text:span></text:span><text:span text:style-name="Source_20_Text">table_schema || '.' || table_name</text:span></text:p>
      <text:p text:style-name="Preformatted_20_Text"><text:span text:style-name="Source_20_Text">FROM information_schema.tables</text:span></text:p>
      <text:p text:style-name="Preformatted_20_Text"><text:span text:style-name="Source_20_Text">WHERE table_type = 'BASE TABLE'</text:span></text:p>
      <text:p text:style-name="Preformatted_20_Text"><text:span text:style-name="Source_20_Text">AND table_schema NOT IN ('pg_catalog', 'information_schema');</text:span></text:p>
      <text:p text:style-name="P8"><text:span text:style-name="Source_20_Text"><text:span text:style-name="T34"><text:s/>public.int_ob</text:span></text:span></text:p>
      <text:p text:style-name="P8"><text:span text:style-name="Source_20_Text"><text:span text:style-name="T34"><text:s/>public.int_val_s</text:span></text:span></text:p>
      <text:p text:style-name="P8"><text:span text:style-name="Source_20_Text"><text:span text:style-name="T34"><text:s/>public.int_val_n</text:span></text:span></text:p>
      <text:p text:style-name="P8"><text:span text:style-name="Source_20_Text"><text:span text:style-name="T34"><text:s/>public.int_val_d</text:span></text:span></text:p>
      <text:p text:style-name="P8"><text:span text:style-name="Source_20_Text"><text:span text:style-name="T34"><text:s/>public.int_val_l</text:span></text:span></text:p>
      <text:p text:style-name="P8"><text:span text:style-name="Source_20_Text"><text:span text:style-name="T34"><text:s/>public.dual</text:span></text:span></text:p>
      <text:p text:style-name="P8"><text:span text:style-name="Source_20_Text"><text:span text:style-name="T34"/></text:span></text:p>
      <text:p text:style-name="P9"><text:span text:style-name="Source_20_Text"><text:span text:style-name="T2">8</text:span></text:span><text:span text:style-name="Source_20_Text"><text:span text:style-name="T19">. SELECT column_name, </text:span></text:span><text:span text:style-name="Source_20_Text"><text:span text:style-name="T23">d</text:span></text:span><text:span text:style-name="Source_20_Text"><text:span text:style-name="T11">ata</text:span></text:span><text:span text:style-name="Source_20_Text"><text:span text:style-name="T23">_type</text:span></text:span><text:span text:style-name="Source_20_Text"><text:span text:style-name="T19"> FROM INFORMATION_SCHEMA.COLUMNS WHERE TABLE_NAME = 'int_ob';</text:span></text:span></text:p>
      <text:p text:style-name="P9"><text:span text:style-name="Source_20_Text"><text:span text:style-name="T34"><text:s/>column_name | <text:s text:c="9"/>data_type <text:s text:c="9"/></text:span></text:span></text:p>
      <text:p text:style-name="P9"><text:span text:style-name="Source_20_Text"><text:span text:style-name="T34">-------------+-----------------------------</text:span></text:span></text:p>
      <text:p text:style-name="P9"><text:span text:style-name="Source_20_Text"><text:span text:style-name="T34"><text:s/>id <text:s text:c="9"/>| bigint</text:span></text:span></text:p>
      <text:p text:style-name="P9"><text:span text:style-name="Source_20_Text"><text:span text:style-name="T34"><text:s/>id_type <text:s text:c="4"/>| bigint</text:span></text:span></text:p>
      <text:p text:style-name="P9"><text:span text:style-name="Source_20_Text"><text:span text:style-name="T34"><text:s/>data_n <text:s text:c="5"/>| timestamp without time zone</text:span></text:span></text:p>
      <text:p text:style-name="P9"><text:span text:style-name="Source_20_Text"><text:span text:style-name="T34"><text:s/>data_k <text:s text:c="5"/>| timestamp without time zone</text:span></text:span></text:p>
      <text:p text:style-name="P9"><text:span text:style-name="Source_20_Text"><text:span text:style-name="T34">(4 строки)</text:span></text:span></text:p>
      <text:p text:style-name="P9"><text:span text:style-name="Source_20_Text"><text:span text:style-name="T19"/></text:span></text:p>
      <text:p text:style-name="P15"><text:span text:style-name="Source_20_Text"><text:span text:style-name="T19">SELECT column_name, </text:span></text:span><text:span text:style-name="Source_20_Text"><text:span text:style-name="T23">d</text:span></text:span><text:span text:style-name="Source_20_Text"><text:span text:style-name="T11">ata</text:span></text:span><text:span text:style-name="Source_20_Text"><text:span text:style-name="T23">_type</text:span></text:span><text:span text:style-name="Source_20_Text"><text:span text:style-name="T19"> FROM INFORMATION_SCHEMA.COLUMNS WHERE TABLE_NAME = 'int_</text:span></text:span><text:span text:style-name="Source_20_Text"><text:span text:style-name="T3">val_s</text:span></text:span><text:span text:style-name="Source_20_Text"><text:span text:style-name="T19">';</text:span></text:span></text:p>
      <text:p text:style-name="P9"><text:span text:style-name="Source_20_Text"><text:span text:style-name="T34"><text:s/>column_name | <text:s text:c="9"/>data_type <text:s text:c="9"/></text:span></text:span></text:p>
      <text:p text:style-name="P9"><text:span text:style-name="Source_20_Text"><text:span text:style-name="T34">-------------+-----------------------------</text:span></text:span></text:p>
      <text:p text:style-name="P9"><text:span text:style-name="Source_20_Text"><text:span text:style-name="T34"><text:s/>id <text:s text:c="9"/>| bigint</text:span></text:span></text:p>
      <text:p text:style-name="P9"><text:span text:style-name="Source_20_Text"><text:span text:style-name="T34"><text:s/>id_ob <text:s text:c="6"/>| bigint</text:span></text:span></text:p>
      <text:p text:style-name="P9"><text:span text:style-name="Source_20_Text"><text:span text:style-name="T34"><text:s/>id_oba <text:s text:c="5"/>| bigint</text:span></text:span></text:p>
      <text:p text:style-name="P9"><text:span text:style-name="Source_20_Text"><text:span text:style-name="T34"><text:s/>val <text:s text:c="8"/>| character varying</text:span></text:span></text:p>
      <text:p text:style-name="P9"><text:soft-page-break/><text:span text:style-name="Source_20_Text"><text:span text:style-name="T34"><text:s/>data_n <text:s text:c="5"/>| timestamp without time zone</text:span></text:span></text:p>
      <text:p text:style-name="P9"><text:span text:style-name="Source_20_Text"><text:span text:style-name="T34"><text:s/>data_k <text:s text:c="5"/>| timestamp without time zone</text:span></text:span></text:p>
      <text:p text:style-name="P9"><text:span text:style-name="Source_20_Text"><text:span text:style-name="T34">(6 строк)</text:span></text:span></text:p>
      <text:p text:style-name="P10"><text:span text:style-name="Source_20_Text"><text:span text:style-name="T19"/></text:span></text:p>
      <text:p text:style-name="P15"><text:span text:style-name="Source_20_Text"><text:span text:style-name="T19">SELECT column_name, </text:span></text:span><text:span text:style-name="Source_20_Text"><text:span text:style-name="T23">d</text:span></text:span><text:span text:style-name="Source_20_Text"><text:span text:style-name="T11">ata</text:span></text:span><text:span text:style-name="Source_20_Text"><text:span text:style-name="T23">_type</text:span></text:span><text:span text:style-name="Source_20_Text"><text:span text:style-name="T19"> FROM INFORMATION_SCHEMA.COLUMNS WHERE TABLE_NAME = 'int_</text:span></text:span><text:span text:style-name="Source_20_Text"><text:span text:style-name="T3">val_</text:span></text:span><text:span text:style-name="Source_20_Text"><text:span text:style-name="T4">n</text:span></text:span><text:span text:style-name="Source_20_Text"><text:span text:style-name="T19">';</text:span></text:span></text:p>
      <text:p text:style-name="P10"><text:span text:style-name="Source_20_Text"><text:span text:style-name="T34"><text:s/>column_name | <text:s text:c="9"/>data_type <text:s text:c="9"/></text:span></text:span></text:p>
      <text:p text:style-name="P10"><text:span text:style-name="Source_20_Text"><text:span text:style-name="T34">-------------+-----------------------------</text:span></text:span></text:p>
      <text:p text:style-name="P10"><text:span text:style-name="Source_20_Text"><text:span text:style-name="T34"><text:s/>id <text:s text:c="9"/>| bigint</text:span></text:span></text:p>
      <text:p text:style-name="P10"><text:span text:style-name="Source_20_Text"><text:span text:style-name="T34"><text:s/>id_ob <text:s text:c="6"/>| bigint</text:span></text:span></text:p>
      <text:p text:style-name="P10"><text:span text:style-name="Source_20_Text"><text:span text:style-name="T34"><text:s/>id_oba <text:s text:c="5"/>| bigint</text:span></text:span></text:p>
      <text:p text:style-name="P10"><text:span text:style-name="Source_20_Text"><text:span text:style-name="T34"><text:s/>val <text:s text:c="8"/>| numeric</text:span></text:span></text:p>
      <text:p text:style-name="P10"><text:span text:style-name="Source_20_Text"><text:span text:style-name="T34"><text:s/>data_n <text:s text:c="5"/>| timestamp without time zone</text:span></text:span></text:p>
      <text:p text:style-name="P10"><text:span text:style-name="Source_20_Text"><text:span text:style-name="T34"><text:s/>data_k <text:s text:c="5"/>| timestamp without time zone</text:span></text:span></text:p>
      <text:p text:style-name="P10"><text:span text:style-name="Source_20_Text"><text:span text:style-name="T34">(6 строк)</text:span></text:span></text:p>
      <text:p text:style-name="P10"><text:span text:style-name="Source_20_Text"><text:span text:style-name="T19"/></text:span></text:p>
      <text:p text:style-name="P15"><text:span text:style-name="Source_20_Text"><text:span text:style-name="T19">SELECT column_name, </text:span></text:span><text:span text:style-name="Source_20_Text"><text:span text:style-name="T23">d</text:span></text:span><text:span text:style-name="Source_20_Text"><text:span text:style-name="T11">ata</text:span></text:span><text:span text:style-name="Source_20_Text"><text:span text:style-name="T23">_type</text:span></text:span><text:span text:style-name="Source_20_Text"><text:span text:style-name="T19"> FROM INFORMATION_SCHEMA.COLUMNS WHERE TABLE_NAME = 'int_</text:span></text:span><text:span text:style-name="Source_20_Text"><text:span text:style-name="T3">val_</text:span></text:span><text:span text:style-name="Source_20_Text"><text:span text:style-name="T4">d</text:span></text:span><text:span text:style-name="Source_20_Text"><text:span text:style-name="T19">';</text:span></text:span></text:p>
      <text:p text:style-name="P10"><text:span text:style-name="Source_20_Text"><text:span text:style-name="T34"><text:s/>column_name | <text:s text:c="9"/>data_type <text:s text:c="9"/></text:span></text:span></text:p>
      <text:p text:style-name="P10"><text:span text:style-name="Source_20_Text"><text:span text:style-name="T34">-------------+-----------------------------</text:span></text:span></text:p>
      <text:p text:style-name="P10"><text:span text:style-name="Source_20_Text"><text:span text:style-name="T34"><text:s/>id <text:s text:c="9"/>| bigint</text:span></text:span></text:p>
      <text:p text:style-name="P10"><text:span text:style-name="Source_20_Text"><text:span text:style-name="T34"><text:s/>id_ob <text:s text:c="6"/>| bigint</text:span></text:span></text:p>
      <text:p text:style-name="P10"><text:span text:style-name="Source_20_Text"><text:span text:style-name="T34"><text:s/>id_oba <text:s text:c="5"/>| bigint</text:span></text:span></text:p>
      <text:p text:style-name="P10"><text:span text:style-name="Source_20_Text"><text:span text:style-name="T34"><text:s/>val <text:s text:c="8"/>| timestamp without time zone</text:span></text:span></text:p>
      <text:p text:style-name="P10"><text:span text:style-name="Source_20_Text"><text:span text:style-name="T34"><text:s/>data_n <text:s text:c="5"/>| timestamp without time zone</text:span></text:span></text:p>
      <text:p text:style-name="P10"><text:span text:style-name="Source_20_Text"><text:span text:style-name="T34"><text:s/>data_k <text:s text:c="5"/>| timestamp without time zone</text:span></text:span></text:p>
      <text:p text:style-name="P10"><text:span text:style-name="Source_20_Text"><text:span text:style-name="T34">(6 строк)</text:span></text:span></text:p>
      <text:p text:style-name="P10"><text:span text:style-name="Source_20_Text"><text:span text:style-name="T19"/></text:span></text:p>
      <text:p text:style-name="P15"><text:span text:style-name="Source_20_Text"><text:span text:style-name="T19">SELECT column_name, </text:span></text:span><text:span text:style-name="Source_20_Text"><text:span text:style-name="T23">d</text:span></text:span><text:span text:style-name="Source_20_Text"><text:span text:style-name="T11">ata</text:span></text:span><text:span text:style-name="Source_20_Text"><text:span text:style-name="T23">_type</text:span></text:span><text:span text:style-name="Source_20_Text"><text:span text:style-name="T19"> FROM INFORMATION_SCHEMA.COLUMNS WHERE TABLE_NAME = 'int_</text:span></text:span><text:span text:style-name="Source_20_Text"><text:span text:style-name="T3">val_</text:span></text:span><text:span text:style-name="Source_20_Text"><text:span text:style-name="T4">l</text:span></text:span><text:span text:style-name="Source_20_Text"><text:span text:style-name="T19">';</text:span></text:span></text:p>
      <text:p text:style-name="P10"><text:span text:style-name="Source_20_Text"><text:span text:style-name="T34"><text:s/>column_name | <text:s text:c="9"/>data_type <text:s text:c="9"/></text:span></text:span></text:p>
      <text:p text:style-name="P10"><text:span text:style-name="Source_20_Text"><text:span text:style-name="T34">-------------+-----------------------------</text:span></text:span></text:p>
      <text:p text:style-name="P10"><text:span text:style-name="Source_20_Text"><text:span text:style-name="T34"><text:s/>id <text:s text:c="9"/>| bigint</text:span></text:span></text:p>
      <text:p text:style-name="P10"><text:span text:style-name="Source_20_Text"><text:span text:style-name="T34"><text:s/>id_ob <text:s text:c="6"/>| bigint</text:span></text:span></text:p>
      <text:p text:style-name="P10"><text:span text:style-name="Source_20_Text"><text:span text:style-name="T34"><text:s/>id_oba <text:s text:c="5"/>| bigint</text:span></text:span></text:p>
      <text:p text:style-name="P10"><text:span text:style-name="Source_20_Text"><text:span text:style-name="T34"><text:s/>val <text:s text:c="8"/>| bigint</text:span></text:span></text:p>
      <text:p text:style-name="P10"><text:span text:style-name="Source_20_Text"><text:span text:style-name="T34"><text:s/>data_n <text:s text:c="5"/>| timestamp without time zone</text:span></text:span></text:p>
      <text:p text:style-name="P10"><text:span text:style-name="Source_20_Text"><text:span text:style-name="T34"><text:s/>data_k <text:s text:c="5"/>| timestamp without time zone</text:span></text:span></text:p>
      <text:p text:style-name="P10"><text:span text:style-name="Source_20_Text"><text:span text:style-name="T34">(6 строк)</text:span></text:span></text:p>
      <text:p text:style-name="P10"><text:span text:style-name="Source_20_Text"><text:span text:style-name="T19"/></text:span></text:p>
      <text:p text:style-name="P15"><text:span text:style-name="Source_20_Text"><text:span text:style-name="T19">SELECT column_name, </text:span></text:span><text:span text:style-name="Source_20_Text"><text:span text:style-name="T23">d</text:span></text:span><text:span text:style-name="Source_20_Text"><text:span text:style-name="T11">ata</text:span></text:span><text:span text:style-name="Source_20_Text"><text:span text:style-name="T23">_type</text:span></text:span><text:span text:style-name="Source_20_Text"><text:span text:style-name="T19"> FROM INFORMATION_SCHEMA.COLUMNS WHERE TABLE_NAME = '</text:span></text:span><text:span text:style-name="Source_20_Text"><text:span text:style-name="T4">dual</text:span></text:span><text:span text:style-name="Source_20_Text"><text:span text:style-name="T19">';</text:span></text:span></text:p>
      <text:p text:style-name="P10"><text:span text:style-name="Source_20_Text"><text:span text:style-name="T34"><text:s/>column_name | data_type </text:span></text:span></text:p>
      <text:p text:style-name="P10"><text:span text:style-name="Source_20_Text"><text:span text:style-name="T34">-------------+-----------</text:span></text:span></text:p>
      <text:p text:style-name="P10"><text:span text:style-name="Source_20_Text"><text:span text:style-name="T34"><text:s/>x <text:s text:c="10"/>| numeric</text:span></text:span></text:p>
      <text:p text:style-name="P10"><text:span text:style-name="Source_20_Text"><text:span text:style-name="T34">(1 строка)</text:span></text:span></text:p>
      <text:p text:style-name="P10"><text:span text:style-name="Source_20_Text"><text:span text:style-name="T19"/></text:span></text:p>
      <text:p text:style-name="P18"><text:span text:style-name="Source_20_Text"><text:span text:style-name="T25">Описания типов данных:</text:span></text:span></text:p>
      <text:p text:style-name="P18"><text:span text:style-name="Source_20_Text"><text:span text:style-name="T24"/></text:span></text:p>
      <text:p text:style-name="P18"><text:span text:style-name="Source_20_Text"><text:span text:style-name="T28">bigint</text:span></text:span><text:span text:style-name="Source_20_Text"><text:span text:style-name="T24"> - хранит числа от -9223372036854775808 до +9223372036854775807. Занимает 8 байт.Имеет псевдоним </text:span></text:span><text:span text:style-name="Source_20_Text"><text:span text:style-name="T28">int8</text:span></text:span><text:span text:style-name="Source_20_Text"><text:span text:style-name="T24">.</text:span></text:span></text:p>
      <text:p text:style-name="P18"><text:span text:style-name="Source_20_Text"><text:span text:style-name="T24"/></text:span></text:p>
      <text:p text:style-name="P18"><text:span text:style-name="Source_20_Text"><text:span text:style-name="T14">n</text:span></text:span><text:span text:style-name="Source_20_Text"><text:span text:style-name="T28">umeric(scale, precision)</text:span></text:span><text:span text:style-name="Source_20_Text"><text:span text:style-name="T24"> - хранит числа с фиксированной точностью, которые могут иметь до 131072 знаков в целой части и до 16383 знаков после запятой.</text:span></text:span></text:p>
      <text:p text:style-name="P18"><text:span text:style-name="Source_20_Text"><text:span text:style-name="T24">Параметр </text:span></text:span><text:span text:style-name="Source_20_Text"><text:span text:style-name="T28">precision</text:span></text:span><text:span text:style-name="Source_20_Text"><text:span text:style-name="T24"> указывает на максимальное количество цифр, которые может хранить число.</text:span></text:span></text:p>
      <text:p text:style-name="P18"><text:span text:style-name="Source_20_Text"><text:span text:style-name="T24">Параметр </text:span></text:span><text:span text:style-name="Source_20_Text"><text:span text:style-name="T28">scale</text:span></text:span><text:span text:style-name="Source_20_Text"><text:span text:style-name="T24"> представляет максимальное количество цифр, которые может содержать число после запятой. Это значение должно находиться в диапазоне от 0 до значения параметра precision. По умолчанию оно равно 0.</text:span></text:span></text:p>
      <text:p text:style-name="P18"><text:span text:style-name="Source_20_Text"><text:span text:style-name="T24"/></text:span></text:p>
      <text:p text:style-name="P18"><text:span text:style-name="Source_20_Text"><text:span text:style-name="T14">c</text:span></text:span><text:span text:style-name="Source_20_Text"><text:span text:style-name="T28">harcter varying(n)</text:span></text:span><text:span text:style-name="Source_20_Text"><text:span text:style-name="T24"> - представляет строку из фиксированного количества символов. С помощью параметра задается задается количетво символов в строке. Имеет псевдоним </text:span></text:span><text:span text:style-name="Source_20_Text"><text:span text:style-name="T28">varchar(n)</text:span></text:span><text:span text:style-name="Source_20_Text"><text:span text:style-name="T24">.</text:span></text:span></text:p>
      <text:p text:style-name="P10"><text:span text:style-name="Source_20_Text"><text:span text:style-name="T19"/></text:span></text:p>
      <text:p text:style-name="P10"><text:soft-page-break/><text:span text:style-name="Source_20_Text"><text:span text:style-name="T29">timestamp with time zone</text:span></text:span><text:span text:style-name="Source_20_Text"><text:span text:style-name="T19"> - хранит дату, время </text:span></text:span><text:span text:style-name="Source_20_Text"><text:span text:style-name="T24">и данные о </text:span></text:span><text:span text:style-name="Source_20_Text"><text:span text:style-name="T12">часовом поясе</text:span></text:span><text:span text:style-name="Source_20_Text"><text:span text:style-name="T19">. Занимает 8 байт. Для дат самое нижнее значение - 4713 г до н.э., самое верхнее значение - 294276 г н.э.</text:span></text:span></text:p>
      <text:p text:style-name="P10"><text:span text:style-name="Source_20_Text"><text:span text:style-name="T19"/></text:span></text:p>
      <text:p text:style-name="P10"><text:span text:style-name="Source_20_Text"><text:span text:style-name="T20">9. SELECT * FROM int_ob;</text:span></text:span></text:p>
      <text:p text:style-name="P10"><text:span text:style-name="Source_20_Text"><text:span text:style-name="T35"><text:s text:c="6"/>id <text:s text:c="5"/>| id_type | <text:s text:c="6"/>data_n <text:s text:c="7"/>| <text:s text:c="6"/>data_k <text:s text:c="7"/></text:span></text:span></text:p>
      <text:p text:style-name="P10"><text:span text:style-name="Source_20_Text"><text:span text:style-name="T35">--------------+---------+---------------------+---------------------</text:span></text:span></text:p>
      <text:p text:style-name="P10"><text:span text:style-name="Source_20_Text"><text:span text:style-name="T35"><text:s/>100110000001 | <text:s text:c="6"/>1 | 2021-02-27 12:00:00 | 4712-12-31 23:59:59</text:span></text:span></text:p>
      <text:p text:style-name="P10"><text:span text:style-name="Source_20_Text"><text:span text:style-name="T35"><text:s/>100110000002 | <text:s text:c="6"/>1 | 2021-02-28 12:00:00 | 4712-12-31 23:59:59</text:span></text:span></text:p>
      <text:p text:style-name="P10"><text:span text:style-name="Source_20_Text"><text:span text:style-name="T35"><text:s/>100110000003 | <text:s text:c="6"/>1 | 2021-02-28 18:00:00 | 4712-12-31 23:59:59</text:span></text:span></text:p>
      <text:p text:style-name="P10"><text:span text:style-name="Source_20_Text"><text:span text:style-name="T35"><text:s/>100210000001 | <text:s text:c="6"/>2 | 2021-02-28 12:00:00 | 4712-12-31 23:59:59</text:span></text:span></text:p>
      <text:p text:style-name="P10"><text:span text:style-name="Source_20_Text"><text:span text:style-name="T35"><text:s/>100210000002 | <text:s text:c="6"/>2 | 2021-02-28 18:00:00 | 4712-12-31 23:59:59</text:span></text:span></text:p>
      <text:p text:style-name="P10"><text:span text:style-name="Source_20_Text"><text:span text:style-name="T35"><text:s/>100310000001 | <text:s text:c="6"/>3 | 2021-02-11 12:00:00 | 4712-12-31 23:59:59</text:span></text:span></text:p>
      <text:p text:style-name="P10"><text:span text:style-name="Source_20_Text"><text:span text:style-name="T35">(6 строк)</text:span></text:span></text:p>
      <text:p text:style-name="P10"><text:span text:style-name="Source_20_Text"><text:span text:style-name="T20"/></text:span></text:p>
      <text:p text:style-name="P10"><text:span text:style-name="Source_20_Text"><text:span text:style-name="T20">SELECT * FROM int_ob WHERE id_type=2;</text:span></text:span></text:p>
      <text:p text:style-name="P10"><text:span text:style-name="Source_20_Text"><text:span text:style-name="T35"><text:s text:c="6"/>id <text:s text:c="5"/>| id_type | <text:s text:c="6"/>data_n <text:s text:c="7"/>| <text:s text:c="6"/>data_k <text:s text:c="7"/></text:span></text:span></text:p>
      <text:p text:style-name="P10"><text:span text:style-name="Source_20_Text"><text:span text:style-name="T35">--------------+---------+---------------------+---------------------</text:span></text:span></text:p>
      <text:p text:style-name="P10"><text:span text:style-name="Source_20_Text"><text:span text:style-name="T35"><text:s/>100210000001 | <text:s text:c="6"/>2 | 2021-02-28 12:00:00 | 4712-12-31 23:59:59</text:span></text:span></text:p>
      <text:p text:style-name="P10"><text:span text:style-name="Source_20_Text"><text:span text:style-name="T35"><text:s/>100210000002 | <text:s text:c="6"/>2 | 2021-02-28 18:00:00 | 4712-12-31 23:59:59</text:span></text:span></text:p>
      <text:p text:style-name="P10"><text:span text:style-name="Source_20_Text"><text:span text:style-name="T35">(2 строки)</text:span></text:span></text:p>
      <text:p text:style-name="P10"><text:span text:style-name="Source_20_Text"><text:span text:style-name="T20"/></text:span></text:p>
      <text:p text:style-name="P10"><text:span text:style-name="Source_20_Text"><text:span text:style-name="T20">10. SELECT * FROM int_val_s WHERE data_n &gt;= DATE '2021-02-20';</text:span></text:span></text:p>
      <text:p text:style-name="P10"><text:span text:style-name="Source_20_Text"><text:span text:style-name="T20"/></text:span></text:p>
      <text:p text:style-name="P10"><text:span text:style-name="Source_20_Text"><text:span text:style-name="T35"><text:s text:c="7"/>id <text:s text:c="6"/>| <text:s text:c="3"/>id_ob <text:s text:c="4"/>| <text:s text:c="2"/>id_oba <text:s text:c="2"/>| <text:s text:c="2"/>val <text:s text:c="3"/>| <text:s text:c="6"/>data_n <text:s text:c="7"/>| <text:s text:c="6"/>data_k <text:s text:c="7"/></text:span></text:span></text:p>
      <text:p text:style-name="P10"><text:span text:style-name="Source_20_Text"><text:span text:style-name="T35">----------------+--------------+------------+----------+---------------------+---------------------</text:span></text:span></text:p>
      <text:p text:style-name="P10"><text:span text:style-name="Source_20_Text"><text:span text:style-name="T35"><text:s/>21022712000001 | 100110000001 | 1001400001 | Лекция 1 | 2021-02-27 12:00:00 | 4712-12-31 23:59:59</text:span></text:span></text:p>
      <text:p text:style-name="P10"><text:span text:style-name="Source_20_Text"><text:span text:style-name="T35"><text:s/>21022712000004 | 100110000002 | 1001400001 | Лекция 2 | 2021-02-28 12:00:00 | 4712-12-31 23:59:59</text:span></text:span></text:p>
      <text:p text:style-name="P10"><text:span text:style-name="Source_20_Text"><text:span text:style-name="T35"><text:s/>21022712000007 | 100110000003 | 1001400001 | Лекция 3 | 2021-02-28 18:00:00 | 4712-12-31 23:59:59</text:span></text:span></text:p>
      <text:p text:style-name="P10"><text:span text:style-name="Source_20_Text"><text:span text:style-name="T35"><text:s/>21022712000010 | 100210000001 | 1002400001 | ДЗ 02 <text:s text:c="3"/>| 2021-02-28 12:00:00 | 4712-12-31 23:59:59</text:span></text:span></text:p>
      <text:p text:style-name="P10"><text:span text:style-name="Source_20_Text"><text:span text:style-name="T35"><text:s/>21022712000013 | 100210000002 | 1002400001 | ДЗ 03 <text:s text:c="3"/>| 2021-02-28 18:00:00 | 4712-12-31 23:59:59</text:span></text:span></text:p>
      <text:p text:style-name="P10"><text:span text:style-name="Source_20_Text"><text:span text:style-name="T35">(5 строк)</text:span></text:span></text:p>
      <text:p text:style-name="P10"><text:span text:style-name="Source_20_Text"><text:span text:style-name="T35"/></text:span></text:p>
      <text:p text:style-name="P11"><text:span text:style-name="Source_20_Text"><text:span text:style-name="T21">11. SELECT</text:span></text:span></text:p>
      <text:p text:style-name="P11"><text:span text:style-name="Source_20_Text"><text:span text:style-name="T20">int_val_s.</text:span></text:span><text:span text:style-name="Source_20_Text"><text:span text:style-name="T21">val </text:span></text:span><text:span text:style-name="Source_20_Text"><text:span text:style-name="T22">AS str,</text:span></text:span></text:p>
      <text:p text:style-name="P11"><text:span text:style-name="Source_20_Text"><text:span text:style-name="T20">int_val_</text:span></text:span><text:span text:style-name="Source_20_Text"><text:span text:style-name="T5">n</text:span></text:span><text:span text:style-name="Source_20_Text"><text:span text:style-name="T20">.</text:span></text:span><text:span text:style-name="Source_20_Text"><text:span text:style-name="T21">val </text:span></text:span><text:span text:style-name="Source_20_Text"><text:span text:style-name="T22">AS </text:span></text:span><text:span text:style-name="Source_20_Text"><text:span text:style-name="T5">num</text:span></text:span><text:span text:style-name="Source_20_Text"><text:span text:style-name="T22">,</text:span></text:span></text:p>
      <text:p text:style-name="P11"><text:span text:style-name="Source_20_Text"><text:span text:style-name="T20">int_val_</text:span></text:span><text:span text:style-name="Source_20_Text"><text:span text:style-name="T5">l</text:span></text:span><text:span text:style-name="Source_20_Text"><text:span text:style-name="T20">.</text:span></text:span><text:span text:style-name="Source_20_Text"><text:span text:style-name="T21">val </text:span></text:span><text:span text:style-name="Source_20_Text"><text:span text:style-name="T22">AS </text:span></text:span><text:span text:style-name="Source_20_Text"><text:span text:style-name="T5">link</text:span></text:span><text:span text:style-name="Source_20_Text"><text:span text:style-name="T22">,</text:span></text:span></text:p>
      <text:p text:style-name="P11"><text:span text:style-name="Source_20_Text"><text:span text:style-name="T20">int_val_</text:span></text:span><text:span text:style-name="Source_20_Text"><text:span text:style-name="T5">d</text:span></text:span><text:span text:style-name="Source_20_Text"><text:span text:style-name="T20">.</text:span></text:span><text:span text:style-name="Source_20_Text"><text:span text:style-name="T21">val </text:span></text:span><text:span text:style-name="Source_20_Text"><text:span text:style-name="T22">AS </text:span></text:span><text:span text:style-name="Source_20_Text"><text:span text:style-name="T5">dat</text:span></text:span></text:p>
      <text:p text:style-name="P11"><text:span text:style-name="Source_20_Text"><text:span text:style-name="T21">FROM <text:s/></text:span></text:span><text:span text:style-name="Source_20_Text"><text:span text:style-name="T20">int_ob</text:span></text:span></text:p>
      <text:p text:style-name="P11"><text:span text:style-name="Source_20_Text"><text:span text:style-name="T22">JOIN <text:s/></text:span></text:span><text:span text:style-name="Source_20_Text"><text:span text:style-name="T20">int_val_s </text:span></text:span><text:span text:style-name="Source_20_Text"><text:span text:style-name="T22">ON <text:s/></text:span></text:span><text:span text:style-name="Source_20_Text"><text:span text:style-name="T20">int_ob.</text:span></text:span><text:span text:style-name="Source_20_Text"><text:span text:style-name="T22">id = <text:s/></text:span></text:span><text:span text:style-name="Source_20_Text"><text:span text:style-name="T20">int_val_s.</text:span></text:span><text:span text:style-name="Source_20_Text"><text:span text:style-name="T5">id_ob</text:span></text:span></text:p>
      <text:p text:style-name="P11"><text:span text:style-name="Source_20_Text"><text:span text:style-name="T22">JOIN <text:s/></text:span></text:span><text:span text:style-name="Source_20_Text"><text:span text:style-name="T20">int_val_</text:span></text:span><text:span text:style-name="Source_20_Text"><text:span text:style-name="T5">n</text:span></text:span><text:span text:style-name="Source_20_Text"><text:span text:style-name="T20"> </text:span></text:span><text:span text:style-name="Source_20_Text"><text:span text:style-name="T22">ON <text:s/></text:span></text:span><text:span text:style-name="Source_20_Text"><text:span text:style-name="T20">int_ob.</text:span></text:span><text:span text:style-name="Source_20_Text"><text:span text:style-name="T22">id = <text:s/></text:span></text:span><text:span text:style-name="Source_20_Text"><text:span text:style-name="T20">int_val_</text:span></text:span><text:span text:style-name="Source_20_Text"><text:span text:style-name="T5">n</text:span></text:span><text:span text:style-name="Source_20_Text"><text:span text:style-name="T20">.</text:span></text:span><text:span text:style-name="Source_20_Text"><text:span text:style-name="T5">id_ob</text:span></text:span></text:p>
      <text:p text:style-name="P11"><text:span text:style-name="Source_20_Text"><text:span text:style-name="T22">JOIN <text:s/></text:span></text:span><text:span text:style-name="Source_20_Text"><text:span text:style-name="T20">int_val_</text:span></text:span><text:span text:style-name="Source_20_Text"><text:span text:style-name="T5">l</text:span></text:span><text:span text:style-name="Source_20_Text"><text:span text:style-name="T20"> </text:span></text:span><text:span text:style-name="Source_20_Text"><text:span text:style-name="T22">ON <text:s/></text:span></text:span><text:span text:style-name="Source_20_Text"><text:span text:style-name="T20">int_ob.</text:span></text:span><text:span text:style-name="Source_20_Text"><text:span text:style-name="T22">id = <text:s/></text:span></text:span><text:span text:style-name="Source_20_Text"><text:span text:style-name="T20">int_val_</text:span></text:span><text:span text:style-name="Source_20_Text"><text:span text:style-name="T5">l</text:span></text:span><text:span text:style-name="Source_20_Text"><text:span text:style-name="T20">.</text:span></text:span><text:span text:style-name="Source_20_Text"><text:span text:style-name="T5">id_ob</text:span></text:span></text:p>
      <text:p text:style-name="P11"><text:span text:style-name="Source_20_Text"><text:span text:style-name="T22">JOIN <text:s/></text:span></text:span><text:span text:style-name="Source_20_Text"><text:span text:style-name="T20">int_val_</text:span></text:span><text:span text:style-name="Source_20_Text"><text:span text:style-name="T5">d</text:span></text:span><text:span text:style-name="Source_20_Text"><text:span text:style-name="T20"> </text:span></text:span><text:span text:style-name="Source_20_Text"><text:span text:style-name="T22">ON <text:s/></text:span></text:span><text:span text:style-name="Source_20_Text"><text:span text:style-name="T20">int_ob.</text:span></text:span><text:span text:style-name="Source_20_Text"><text:span text:style-name="T22">id = <text:s/></text:span></text:span><text:span text:style-name="Source_20_Text"><text:span text:style-name="T20">int_val_</text:span></text:span><text:span text:style-name="Source_20_Text"><text:span text:style-name="T5">d</text:span></text:span><text:span text:style-name="Source_20_Text"><text:span text:style-name="T20">.</text:span></text:span><text:span text:style-name="Source_20_Text"><text:span text:style-name="T5">id_ob</text:span></text:span></text:p>
      <text:p text:style-name="P11"><text:span text:style-name="Source_20_Text"><text:span text:style-name="T22">WHERE id_type=3</text:span></text:span><text:span text:style-name="Source_20_Text"><text:span text:style-name="T5">;</text:span></text:span></text:p>
      <text:p text:style-name="P11"><text:span text:style-name="Source_20_Text"><text:span text:style-name="T5"/></text:span></text:p>
      <text:p text:style-name="P11"><text:span text:style-name="Source_20_Text"><text:span text:style-name="T37"><text:s text:c="7"/>str <text:s text:c="6"/>| <text:s text:c="2"/>num <text:s text:c="3"/>| <text:s text:c="4"/>link <text:s text:c="4"/>| <text:s text:c="8"/>dat <text:s text:c="8"/></text:span></text:span></text:p>
      <text:p text:style-name="P11"><text:span text:style-name="Source_20_Text"><text:span text:style-name="T37">-----------------+----------+--------------+---------------------</text:span></text:span></text:p>
      <text:p text:style-name="P11"><text:span text:style-name="Source_20_Text"><text:span text:style-name="T37"><text:s/>Результат ДЗ 02 | 5.000000 | 100210000001 | 2021-02-11 12:00:00</text:span></text:span></text:p>
      <text:p text:style-name="P11"><text:span text:style-name="Source_20_Text"><text:span text:style-name="T37">(1 строка)</text:span></text:span></text:p>
      <text:p text:style-name="P11"><text:span text:style-name="Source_20_Text"><text:span text:style-name="T5"/></text:span></text:p>
      <text:p text:style-name="P12"><text:span text:style-name="Source_20_Text"><text:span text:style-name="T6">12. </text:span></text:span><text:span text:style-name="Source_20_Text"><text:span text:style-name="T7">SELECT int_ob.</text:span></text:span><text:span text:style-name="Source_20_Text"><text:span text:style-name="T8">id, </text:span></text:span><text:span text:style-name="Source_20_Text"><text:span text:style-name="T9">strs</text:span></text:span><text:span text:style-name="Source_20_Text"><text:span text:style-name="T8">.val AS str</text:span></text:span></text:p>
      <text:p text:style-name="P12"><text:span text:style-name="Source_20_Text"><text:span text:style-name="T7">FROM int_ob,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<text:tab/>(SELECT int_val_l.val</text:span></text:span></text:p>
      <text:p text:style-name="P12"><text:span text:style-name="Source_20_Text"><text:span text:style-name="T7"><text:tab/>FROM int_ob</text:span></text:span></text:p>
      <text:p text:style-name="P12"><text:span text:style-name="Source_20_Text"><text:span text:style-name="T7"><text:tab/>JOIN int_val_l</text:span></text:span></text:p>
      <text:p text:style-name="P12"><text:span text:style-name="Source_20_Text"><text:span text:style-name="T7"><text:tab/>ON int_ob.id=int_val_l.id_ob</text:span></text:span></text:p>
      <text:p text:style-name="P12"><text:soft-page-break/><text:span text:style-name="Source_20_Text"><text:span text:style-name="T7"><text:tab/>WHERE int_ob.id_type=2) AS links,</text:span></text:span></text:p>
      <text:p text:style-name="P12"><text:span text:style-name="Source_20_Text"><text:span text:style-name="T7"/></text:span></text:p>
      <text:p text:style-name="P14"><text:span text:style-name="Source_20_Text"><text:span text:style-name="T8"><text:tab/></text:span></text:span><text:span text:style-name="Source_20_Text"><text:span text:style-name="T7">(SELECT int_val_</text:span></text:span><text:span text:style-name="Source_20_Text"><text:span text:style-name="T8">s</text:span></text:span><text:span text:style-name="Source_20_Text"><text:span text:style-name="T7">.</text:span></text:span><text:span text:style-name="Source_20_Text"><text:span text:style-name="T9">id_ob, </text:span></text:span><text:span text:style-name="Source_20_Text"><text:span text:style-name="T7">int_val_</text:span></text:span><text:span text:style-name="Source_20_Text"><text:span text:style-name="T8">s</text:span></text:span><text:span text:style-name="Source_20_Text"><text:span text:style-name="T7">.val</text:span></text:span></text:p>
      <text:p text:style-name="P13"><text:span text:style-name="Source_20_Text"><text:span text:style-name="T7"><text:tab/>FROM int_ob</text:span></text:span></text:p>
      <text:p text:style-name="P13"><text:span text:style-name="Source_20_Text"><text:span text:style-name="T7"><text:tab/>JOIN int_val_</text:span></text:span><text:span text:style-name="Source_20_Text"><text:span text:style-name="T8">s</text:span></text:span></text:p>
      <text:p text:style-name="P13"><text:span text:style-name="Source_20_Text"><text:span text:style-name="T7"><text:tab/>ON int_ob.id=int_val_</text:span></text:span><text:span text:style-name="Source_20_Text"><text:span text:style-name="T8">s</text:span></text:span><text:span text:style-name="Source_20_Text"><text:span text:style-name="T7">.id_ob</text:span></text:span><text:span text:style-name="Source_20_Text"><text:span text:style-name="T8">)</text:span></text:span><text:span text:style-name="Source_20_Text"><text:span text:style-name="T7"> AS </text:span></text:span><text:span text:style-name="Source_20_Text"><text:span text:style-name="T8">str</text:span></text:span><text:span text:style-name="Source_20_Text"><text:span text:style-name="T7">s</text:span></text:span></text:p>
      <text:p text:style-name="P13"><text:span text:style-name="Source_20_Text"><text:span text:style-name="T7"/></text:span></text:p>
      <text:p text:style-name="P12"><text:span text:style-name="Source_20_Text"><text:span text:style-name="T7">WHERE id_type=1 AND </text:span></text:span><text:span text:style-name="Source_20_Text"><text:span text:style-name="T10">id=links.val</text:span></text:span><text:span text:style-name="Source_20_Text"><text:span text:style-name="T7"> </text:span></text:span><text:span text:style-name="Source_20_Text"><text:span text:style-name="T10">AND </text:span></text:span><text:span text:style-name="Source_20_Text"><text:span text:style-name="T9">strs.id_ob=id</text:span></text:span><text:span text:style-name="Source_20_Text"><text:span text:style-name="T7">;</text:span></text:span></text:p>
      <text:p text:style-name="P12"><text:span text:style-name="Source_20_Text"><text:span text:style-name="T7"/></text:span></text:p>
      <text:p text:style-name="P12"><text:span text:style-name="Source_20_Text"><text:span text:style-name="T38"><text:s text:c="6"/>id <text:s text:c="5"/>| <text:s text:c="2"/>str <text:s text:c="3"/></text:span></text:span></text:p>
      <text:p text:style-name="P12"><text:span text:style-name="Source_20_Text"><text:span text:style-name="T38">--------------+----------</text:span></text:span></text:p>
      <text:p text:style-name="P12"><text:span text:style-name="Source_20_Text"><text:span text:style-name="T38"><text:s/>100110000002 | Лекция 2</text:span></text:span></text:p>
      <text:p text:style-name="P12"><text:span text:style-name="Source_20_Text"><text:span text:style-name="T38"><text:s/>100110000003 | Лекция 3</text:span></text:span></text:p>
      <text:p text:style-name="P12"><text:span text:style-name="Source_20_Text"><text:span text:style-name="T38">(2 строки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3-01T17:45:49.444765997</dc:date>
    <meta:editing-cycles>79</meta:editing-cycles>
    <meta:editing-duration>PT10H15M6S</meta:editing-duration>
    <meta:generator>LibreOffice/7.0.4.2$Linux_X86_64 LibreOffice_project/1c5f81ee28659974774060c3fe084e73b3bd074b</meta:generator>
    <meta:document-statistic meta:table-count="0" meta:image-count="0" meta:object-count="0" meta:page-count="4" meta:paragraph-count="152" meta:word-count="765" meta:character-count="6226" meta:non-whitespace-character-count="5028"/>
    <meta:user-defined meta:name="AppVersion">15.0000</meta:user-defined>
    <meta:template xlink:type="simple" xlink:actuate="onRequest" xlink:title="Normal.dotm" xlink:href=""/>
  </office:meta>
</office:document-meta>
</file>